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0f56" officeooo:paragraph-rsid="001c0f56"/>
    </style:style>
    <style:style style:name="P2" style:family="paragraph" style:parent-style-name="Standard">
      <style:text-properties officeooo:rsid="001c0f56" officeooo:paragraph-rsid="001dbe05"/>
    </style:style>
    <style:style style:name="P3" style:family="paragraph" style:parent-style-name="Standard">
      <style:text-properties officeooo:rsid="001c0f56" officeooo:paragraph-rsid="0020f0d4"/>
    </style:style>
    <style:style style:name="P4" style:family="paragraph" style:parent-style-name="Standard">
      <style:text-properties officeooo:rsid="001dbe05" officeooo:paragraph-rsid="001dbe05"/>
    </style:style>
    <style:style style:name="P5" style:family="paragraph" style:parent-style-name="Standard">
      <style:text-properties officeooo:rsid="001c0f56" officeooo:paragraph-rsid="001dbe05"/>
    </style:style>
    <style:style style:name="T1" style:family="text">
      <style:text-properties officeooo:rsid="001c2c1a"/>
    </style:style>
    <style:style style:name="T2" style:family="text">
      <style:text-properties officeooo:rsid="001dbe05"/>
    </style:style>
    <style:style style:name="T3" style:family="text">
      <style:text-properties officeooo:rsid="0020f0d4"/>
    </style:style>
    <style:style style:name="T4" style:family="text">
      <style:text-properties officeooo:rsid="00212ccb"/>
    </style:style>
    <style:style style:name="T5" style:family="text">
      <style:text-properties officeooo:rsid="002201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 :</text:p>
      <text:p text:style-name="P1"/>
      <text:p text:style-name="P1">Etude des données : <text:span text:style-name="T4">Analyse faite via un script python (data_analyseur.py)</text:span></text:p>
      <text:p text:style-name="P1"><text:tab/><text:span text:style-name="T2">D</text:span>ataset1 _ <text:span text:style-name="T1">Foot : (dataset de test)</text:span></text:p>
      <text:p text:style-name="P1"><text:tab/><text:span text:style-name="T1">Ce dataset contient 743 phrases et 2638 mots uniques. Il se compose de tweets ayant comme sujet commun le football. Ils ne sont pas tous en français.</text:span></text:p>
      <text:p text:style-name="P1"/>
      <text:p text:style-name="P2"><text:tab/><text:span text:style-name="T2">Dataset2 _ ftb :</text:span></text:p>
      <text:p text:style-name="P4"><text:tab/>Ce dataset contient 14759 phrases et 30189 mots uniques. Il se compose de phrases extraites d’articles du journal “le monde”.</text:p>
      <text:p text:style-name="P2"/>
      <text:p text:style-name="P2"><text:tab/><text:span text:style-name="T2">Dataset3 _ gsd :</text:span></text:p>
      <text:p text:style-name="P2"><text:tab/><text:span text:style-name="T3">Ce dataset contien 14450 phrases et 44109 mots uniques. Il se compose de phrases initialement issues du projet français universal dependencies, et depuis 2015 s’en est détaché par des mises à <text:s/>jours différentes.</text:span></text:p>
      <text:p text:style-name="P2"/>
      <text:p text:style-name="P3"><text:tab/><text:span text:style-name="T3">Dataset4 _ natdis : (dataset de test)</text:span></text:p>
      <text:p text:style-name="P2"><text:tab/><text:span text:style-name="T3">Ce dataset contient 622 phrases et 1631 mots uniques. </text:span></text:p>
      <text:p text:style-name="P2"/>
      <text:p text:style-name="P2"><text:tab/><text:span text:style-name="T3">Dataset5 _ partut :</text:span></text:p>
      <text:p text:style-name="P2"><text:tab/><text:span text:style-name="T3">Ce dataset contient 803 phrases et 4198 mots uniques. Il se compose de phrases extraites de différents genre de textes, comme des discours, des textes de loi et des des articles wikipédia.</text:span></text:p>
      <text:p text:style-name="P2"/>
      <text:p text:style-name="P2"><text:tab/><text:span text:style-name="T3">Dataset6_pud :</text:span></text:p>
      <text:p text:style-name="P2"><text:tab/><text:span text:style-name="T5">Ce dataset contient 803 phrases et 8071 mots uniques. Il se compose d’une partie du PUD treebanks.</text:span></text:p>
      <text:p text:style-name="P2"><text:tab/></text:p>
      <text:p text:style-name="P2"><text:tab/><text:span text:style-name="T5">Dataset7_sequoia :</text:span></text:p>
      <text:p text:style-name="P2"><text:tab/><text:span text:style-name="T5">Ce dataset contient 2231 phrases et 9744 mots uniques. Il se compose de phrases obtenues par conversion automatique de phrases du corpus de Sequoia Treebank.</text:span></text:p>
      <text:p text:style-name="P2"/>
      <text:p text:style-name="P2"><text:tab/><text:span text:style-name="T5">Dataset8_spoken :</text:span></text:p>
      <text:p text:style-name="P2"><text:tab/><text:span text:style-name="T5">Ce dataset contient 1153 phrases et 4619 mots uniques. Il se compose de phrases utilisées principalement dans le français par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55:18.080271067</meta:creation-date>
    <meta:editing-duration>PT9M36S</meta:editing-duration>
    <meta:editing-cycles>5</meta:editing-cycles>
    <meta:generator>LibreOffice/5.1.6.2$Linux_X86_64 LibreOffice_project/10m0$Build-2</meta:generator>
    <dc:date>2019-03-29T16:04:51.448678066</dc:date>
    <meta:document-statistic meta:table-count="0" meta:image-count="0" meta:object-count="0" meta:page-count="1" meta:paragraph-count="19" meta:word-count="229" meta:character-count="1385" meta:non-whitespace-character-count="1155"/>
  </office:meta>
</office:document-meta>
</file>